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8pt" officeooo:rsid="0006cab3" officeooo:paragraph-rsid="0006cab3" style:font-size-asian="24.5pt" style:font-size-complex="28pt"/>
    </style:style>
    <style:style style:name="P2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style:font-name="Arial" fo:font-size="11pt" officeooo:rsid="00078813" officeooo:paragraph-rsid="00078813" style:font-size-asian="11pt" style:font-size-complex="11pt"/>
    </style:style>
    <style:style style:name="P3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style:font-name="Arial" fo:font-size="11pt" officeooo:rsid="0009354a" officeooo:paragraph-rsid="0009354a" style:font-size-asian="11pt" style:font-size-complex="11pt"/>
    </style:style>
    <style:style style:name="P4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style:font-name="Arial" fo:font-size="11pt" officeooo:rsid="0006cab3" officeooo:paragraph-rsid="0006cab3" fo:background-color="#fff200" style:font-size-asian="11pt" style:font-size-complex="11pt"/>
    </style:style>
    <style:style style:name="P5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officeooo:rsid="000c3129" officeooo:paragraph-rsid="000c3129" style:font-size-asian="11pt" style:font-size-complex="11pt"/>
    </style:style>
    <style:style style:name="P6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officeooo:paragraph-rsid="0006cab3" style:font-size-asian="11pt" style:font-size-complex="11pt"/>
    </style:style>
    <style:style style:name="P7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fo:font-style="italic" officeooo:rsid="0009354a" officeooo:paragraph-rsid="0009354a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fo:font-style="italic" officeooo:rsid="0009db1a" officeooo:paragraph-rsid="0009db1a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fo:font-style="italic" officeooo:rsid="000bb858" officeooo:paragraph-rsid="000bb858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fo:font-style="italic" officeooo:rsid="000ddca1" officeooo:paragraph-rsid="000ddca1" fo:background-color="transparent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fo:font-style="normal" officeooo:rsid="000bb858" officeooo:paragraph-rsid="000bb858" style:font-size-asian="11pt" style:font-style-asian="normal" style:font-size-complex="11pt" style:font-style-complex="normal"/>
    </style:style>
    <style:style style:name="P12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officeooo:rsid="0006cab3" officeooo:paragraph-rsid="0006cab3" fo:background-color="#fff200" style:font-size-asian="11pt" style:font-size-complex="11pt"/>
    </style:style>
    <style:style style:name="P13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officeooo:paragraph-rsid="0006cab3" fo:background-color="#fff200" style:font-size-asian="11pt" style:font-size-complex="11pt"/>
    </style:style>
    <style:style style:name="P14" style:family="paragraph" style:parent-style-name="Text_20_body">
      <style:paragraph-properties fo:margin-left="0.497cm" fo:margin-right="0cm" fo:margin-top="0cm" fo:margin-bottom="0.109cm" loext:contextual-spacing="false" fo:text-align="start" style:justify-single-word="false" fo:text-indent="-0.249cm" style:auto-text-indent="false"/>
      <style:text-properties fo:color="#000000" style:font-name="Arial" fo:font-size="11pt" style:text-underline-style="solid" style:text-underline-width="auto" style:text-underline-color="font-color" officeooo:rsid="000ddca1" officeooo:paragraph-rsid="000ddca1" fo:background-color="transparent" style:font-size-asian="11pt" style:font-size-complex="11pt"/>
    </style:style>
    <style:style style:name="P15" style:family="paragraph" style:parent-style-name="Text_20_body">
      <style:paragraph-properties fo:margin-left="0.249cm" fo:margin-right="0cm" fo:margin-top="0cm" fo:margin-bottom="0.109cm" loext:contextual-spacing="false" fo:text-align="start" style:justify-single-word="false" fo:text-indent="0cm" style:auto-text-indent="false"/>
      <style:text-properties fo:color="#000000" style:font-name="Arial" fo:font-size="11pt" fo:font-style="normal" officeooo:rsid="000bb858" officeooo:paragraph-rsid="000bb858" style:font-size-asian="11pt" style:font-style-asian="normal" style:font-size-complex="11pt" style:font-style-complex="normal"/>
    </style:style>
    <style:style style:name="P16" style:family="paragraph" style:parent-style-name="Text_20_body">
      <style:paragraph-properties fo:margin-left="0.249cm" fo:margin-right="0cm" fo:margin-top="0cm" fo:margin-bottom="0.109cm" loext:contextual-spacing="false" fo:text-align="start" style:justify-single-word="false" fo:text-indent="0cm" style:auto-text-indent="false"/>
      <style:text-properties fo:color="#000000" style:font-name="Arial" fo:font-size="11pt" fo:font-style="normal" officeooo:rsid="000ddca1" officeooo:paragraph-rsid="000ddca1" fo:background-color="transparent" style:font-size-asian="11pt" style:font-style-asian="normal" style:font-size-complex="11pt" style:font-style-complex="normal"/>
    </style:style>
    <style:style style:name="P17" style:family="paragraph" style:parent-style-name="Text_20_body">
      <style:paragraph-properties fo:margin-left="0cm" fo:margin-right="0cm" fo:margin-top="0cm" fo:margin-bottom="0.109cm" loext:contextual-spacing="false" fo:text-align="start" style:justify-single-word="false" fo:text-indent="0cm" style:auto-text-indent="false"/>
      <style:text-properties fo:color="#000000" style:font-name="Arial" fo:font-size="11pt" officeooo:rsid="000c3129" officeooo:paragraph-rsid="000c312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officeooo:rsid="0009354a"/>
    </style:style>
    <style:style style:name="T4" style:family="text">
      <style:text-properties officeooo:rsid="000bb85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dca1"/>
    </style:style>
    <style:style style:name="T7" style:family="text">
      <style:text-properties officeooo:rsid="000e29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sposte domande Brano “<text:span text:style-name="T1">a ritroso</text:span>”</text:p>
      <text:p text:style-name="P1"/>
      <text:p text:style-name="P4"><text:span text:style-name="T2">Sapere descrivere l'ambiente della sala da pranzo nei suoi particolari che aiutano a comprendere la personalità di Des Esseintes.</text:span></text:p>
      <text:p text:style-name="P2"><text:span text:style-name="T2">In generale l’ambiene all’interno della stanza da pranzo di Des Esseintes rappresentano la sua dimensione interiore da Esteta che può essere riconosciuta attraverso i bizzarri elementi decorativi della stanza stessa.</text:span></text:p>
      <text:p text:style-name="P2"><text:span text:style-name="T2">Più nello specifico a rappresentare questa bizzarra interiorità sono:</text:span></text:p>
      <text:p text:style-name="P2"><text:span text:style-name="T2">- La caratteristica Stanza in una stanza all’interno dell’edificio</text:span></text:p>
      <text:p text:style-name="P2"><text:span text:style-name="T2">- Le due finestre, la piccola per far passare l’aria, la seconda coperta dal grande acquario utile solo a far passare la luce.</text:span></text:p>
      <text:p text:style-name="P2"><text:span text:style-name="T2">- </text:span><text:span text:style-name="T3">I distinitivi oggetti da pesca e da viaggio in mare come :</text:span></text:p>
      <text:p text:style-name="P2"><text:span text:style-name="T3">- Canne da pesca</text:span></text:p>
      <text:p text:style-name="P2"><text:span text:style-name="T3">- Reti</text:span></text:p>
      <text:p text:style-name="P3"><text:span text:style-name="T3">- C</text:span><text:span text:style-name="T2">arte Nautiche</text:span></text:p>
      <text:p text:style-name="P3"><text:span text:style-name="T2">tutto questo costituisce per lui un utopia realizzabile solo tramite la costruzione di un mondo alternativo immaginario e attraverso la segregazione in quest’ultimo</text:span></text:p>
      <text:p text:style-name="P3"><text:span text:style-name="T2"/></text:p>
      <text:p text:style-name="P13">Riconosci e sottolinea nel brano gli aspetti psicologici del carattere del protagonista e motiva le scelte.</text:p>
      <text:p text:style-name="P7">Il movimento gli (a des E<text:span text:style-name="T4">sse</text:span>in<text:span text:style-name="T4">t</text:span>es) sembrava inutile, e pensava che la fantasia potesse facilmente supplire alla volgare realtà dei fatti.</text:p>
      <text:p text:style-name="P7"/>
      <text:p text:style-name="P11">In questa prima frase si può intravedere come Esseintes ritiene la propria fantasia un mezzo con cui vivere la realtà a volte vivendola anche più immensamente, </text:p>
      <text:p text:style-name="P11">inoltre poche righe dopo aggiunge inoltre che attraverso la costruzione di una realtà attraverso l’immaginazione si possono esaudire i desideri più reconditi.</text:p>
      <text:p text:style-name="P7"/>
      <text:p text:style-name="P7">L’artificio sembrava a Des Esseintes il carattere distintivo del genere umano.</text:p>
      <text:p text:style-name="P8"/>
      <text:p text:style-name="P11">Anche in questo frammento del testo si può notare come des Esseintes usi la fantasia e l’artificio di realtà come metodo di evasione dalle imperfezioni della realtà che lo circonda.</text:p>
      <text:p text:style-name="P8"/>
      <text:p text:style-name="P9">Non vi è alcuna delle sue invenzioni (parla della natura) così sottile o grandiosa che il genio umano non possa crearla a sua volta</text:p>
      <text:p text:style-name="P9"/>
      <text:p text:style-name="P15">In aggiunta questi sottolinea che la natura stessa è oramai diventata banale e monotona e che la mente umana facilmente può partorire raltà pari e addirittura superiori a quelle del mondo naturale</text:p>
      <text:p text:style-name="P9"/>
      <text:p text:style-name="P11"><text:soft-page-break/></text:p>
      <text:p text:style-name="P11"/>
      <text:p text:style-name="P13"><text:s/>Quale rapporto vi è tra ambiente interno ed esterno.</text:p>
      <text:p text:style-name="P5">Il rapporto tra l’interno e esterno è visto come un intero cambio d<text:span text:style-name="T6">ella</text:span> realtà.</text:p>
      <text:p text:style-name="P5">Di fatto il predisposto disordine della sala da pranzo della casa rappresenta una fuga da quella che è la noiosamente ordinata realtà esterna da cui il protagonista appresta ad isolarsi.</text:p>
      <text:p text:style-name="P5">Esternamente infatti risiede un ambiente ordinato e orientato all’attività lavorativa, senza stimoli ne sorprese, questo ordine però è visto da Esseintes come maligno e ripugnante, per questo dunque tende a isolare se stesso nella bizzarra stanza e più specificatamente nel proprio mondo interiore</text:p>
      <text:p text:style-name="P6"/>
      <text:p text:style-name="P6">Riconosci il tipo di narratore e di focalizzazione.</text:p>
      <text:p text:style-name="P5">Il <text:span text:style-name="T5">narratore</text:span> è <text:span text:style-name="T5">onniscente</text:span> e la <text:span text:style-name="T5">focalizzazione</text:span> è <text:span text:style-name="T5">interna</text:span> dato che il narratore conosce in modo pregresso il pensiero del protagonista ma racconta in tempo reale le azioni compiute da esso.</text:p>
      <text:p text:style-name="P17"/>
      <text:p text:style-name="P12"><text:s/>Spiega che cosa rappresentano per il protagonista il sogno e l'artificio. Individua nel brano il passaggio in cui i concetti vengono spiegati.</text:p>
      <text:p text:style-name="P14">RR-55/60</text:p>
      <text:p text:style-name="P10">D’altra parte il movimento gli sembrava inutile, e pensava che la fantasia potesse facilmente supplire alla volgare realtà dei fatti… <text:s/><text:tab/>…nel sapere astrarsi abbastanza per far sorgere l’allucinazione e sostituire il sogno della realtà alla realtà stessa.</text:p>
      <text:p text:style-name="P10"/>
      <text:p text:style-name="P16">Come scritto nelle precedenti risposte, per il protagonista il sogno e l’immaginazione rappresentano un importante aspetto nell’umanità stessa di una persona. </text:p>
      <text:p text:style-name="P16">Per costui la fantasia rappresenta infatti una scappatoia dalla monotonia della realtà, e una luce per trovare la “bellezza” nell’imperfetta realtà che lo circo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18:13.899000000</meta:creation-date>
    <dc:date>2020-02-27T19:34:09.848000000</dc:date>
    <meta:editing-duration>PT8M8S</meta:editing-duration>
    <meta:editing-cycles>1</meta:editing-cycles>
    <meta:document-statistic meta:table-count="0" meta:image-count="0" meta:object-count="0" meta:page-count="2" meta:paragraph-count="30" meta:word-count="562" meta:character-count="3631" meta:non-whitespace-character-count="3093"/>
    <meta:generator>LibreOffice/5.4.1.2$Windows_x86 LibreOffice_project/ea7cb86e6eeb2bf3a5af73a8f7777ac570321527</meta:generator>
  </office:meta>
</office:document-meta>
</file>